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A7" style:family="table-cell" style:data-style-name="N0">
      <style:table-cell-properties fo:padding="0.0382in" fo:border-left="0.0007in solid #000000" fo:border-right="none" fo:border-top="0.0347in solid #000000" fo:border-bottom="0.0007in solid #000000"/>
    </style:style>
    <style:style style:name="Table1.B7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able1.E7" style:family="table-cell">
      <style:table-cell-properties fo:padding="0.0382in" fo:border-left="0.0007in solid #000000" fo:border-right="0.0007in solid #000000" fo:border-top="0.0347in solid #000000" fo:border-bottom="0.0007in solid #000000"/>
    </style:style>
    <style:style style:name="Table1.A11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able1.B11" style:family="table-cell">
      <style:table-cell-properties fo:padding="0.0382in" fo:border-left="0.0007in solid #000000" fo:border-right="none" fo:border-top="none" fo:border-bottom="0.0347in solid #000000"/>
    </style:style>
    <style:style style:name="Table1.E11" style:family="table-cell">
      <style:table-cell-properties fo:padding="0.0382in" fo:border-left="0.0007in solid #000000" fo:border-right="0.0007in solid #000000" fo:border-top="none" fo:border-bottom="0.034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cciones:</text:p>
      <text:list xml:id="list1592120677" text:style-name="L1">
        <text:list-item>
          <text:p text:style-name="P3">[0-3]: Mensaje de bienvenida, cuenta facebook conectada, google y twitter.</text:p>
        </text:list-item>
        <text:list-item>
          <text:p text:style-name="P3">100: Empiezas a seguir a alguien</text:p>
        </text:list-item>
        <text:list-item>
          <text:p text:style-name="P3">110: Envias una sugerencia</text:p>
        </text:list-item>
        <text:list-item>
          <text:p text:style-name="P3">112: Aceptas una sugerencia</text:p>
        </text:list-item>
        <text:list-item>
          <text:p text:style-name="P3">120: Haces un comentario en una sugerencia</text:p>
        </text:list-item>
        <text:list-item>
          <text:p text:style-name="P3">125: Te gusta un comentario</text:p>
        </text:list-item>
        <text:list-item>
          <text:p text:style-name="P3">300: Creas una nueva sugerencia</text:p>
        </text:list-item>
        <text:list-item>
          <text:p text:style-name="P3">303: Empiezas a seguir una sugerencia</text:p>
        </text:list-item>
        <text:list-item>
          <text:p text:style-name="P3">305: Te gusta una sugerencia</text:p>
        </text:list-item>
        <text:list-item>
          <text:p text:style-name="P3">350: Creas nueva lista de sugerencias</text:p>
        </text:list-item>
        <text:list-item>
          <text:p text:style-name="P3">353: Empiezas a seguir una lista de sugerencias</text:p>
        </text:list-item>
        <text:list-item>
          <text:p text:style-name="P3">355: Te gusta una lista de sugerencias</text:p>
        </text:list-item>
      </text:list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P2">Mis timelines</text:p>
          </table:table-cell>
          <table:covered-table-cell/>
          <table:table-cell table:style-name="Table1.A1" office:value-type="string">
            <text:p text:style-name="P2">Followers</text:p>
          </table:table-cell>
          <table:table-cell table:style-name="Table1.E1" office:value-type="string">
            <text:p text:style-name="P2">Propietario</text:p>
          </table:table-cell>
        </table:table-row>
        <table:table-row>
          <table:table-cell table:style-name="Table1.A2" office:value-type="string">
            <text:p text:style-name="P2">Acción/Mensaje</text:p>
          </table:table-cell>
          <table:table-cell table:style-name="Table1.A2" office:value-type="string">
            <text:p text:style-name="P2">Actividad</text:p>
          </table:table-cell>
          <table:table-cell table:style-name="Table1.A2" office:value-type="string">
            <text:p text:style-name="P2">Perfil público</text:p>
          </table:table-cell>
          <table:table-cell table:style-name="Table1.A2" office:value-type="string">
            <text:p text:style-name="P2">Actividad</text:p>
          </table:table-cell>
          <table:table-cell table:style-name="Table1.E2" office:value-type="string">
            <text:p text:style-name="P2">Notificaciones</text:p>
          </table:table-cell>
        </table:table-row>
        <table:table-row>
          <table:table-cell table:style-name="Table1.A3" office:value-type="float" office:value="0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1">
            <text:p text:style-name="P1">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2">
            <text:p text:style-name="P1">2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3">
            <text:p text:style-name="P1">3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7" office:value-type="float" office:value="100">
            <text:p text:style-name="P1">100</text:p>
          </table:table-cell>
          <table:table-cell table:style-name="Table1.B7" office:value-type="string">
            <text:p text:style-name="P1">-</text:p>
          </table:table-cell>
          <table:table-cell table:style-name="Table1.B7" office:value-type="string">
            <text:p text:style-name="P1">X</text:p>
          </table:table-cell>
          <table:table-cell table:style-name="Table1.B7" office:value-type="string">
            <text:p text:style-name="P1">X</text:p>
          </table:table-cell>
          <table:table-cell table:style-name="Table1.E7" office:value-type="string">
            <text:p text:style-name="P1">X</text:p>
          </table:table-cell>
        </table:table-row>
        <table:table-row>
          <table:table-cell table:style-name="Table1.A3" office:value-type="float" office:value="110">
            <text:p text:style-name="P1">11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112">
            <text:p text:style-name="P1">112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120">
            <text:p text:style-name="P1">12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11" office:value-type="float" office:value="125">
            <text:p text:style-name="P1">125</text:p>
          </table:table-cell>
          <table:table-cell table:style-name="Table1.B11" office:value-type="string">
            <text:p text:style-name="P1">-</text:p>
          </table:table-cell>
          <table:table-cell table:style-name="Table1.B11" office:value-type="string">
            <text:p text:style-name="P1">X</text:p>
          </table:table-cell>
          <table:table-cell table:style-name="Table1.B11" office:value-type="string">
            <text:p text:style-name="P1">X</text:p>
          </table:table-cell>
          <table:table-cell table:style-name="Table1.E11" office:value-type="string">
            <text:p text:style-name="P1">X</text:p>
          </table:table-cell>
        </table:table-row>
        <table:table-row>
          <table:table-cell table:style-name="Table1.A3" office:value-type="float" office:value="300">
            <text:p text:style-name="P1">30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303">
            <text:p text:style-name="P1">303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305">
            <text:p text:style-name="P1">305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350">
            <text:p text:style-name="P1">35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353">
            <text:p text:style-name="P1">353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355">
            <text:p text:style-name="P1">355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úl Ortega</meta:initial-creator>
    <meta:creation-date>2011-07-29T09:33:33</meta:creation-date>
    <dc:date>2011-08-09T14:13:39</dc:date>
    <dc:creator>Raúl Ortega</dc:creator>
    <meta:editing-duration>PT07H09M50S</meta:editing-duration>
    <meta:editing-cycles>6</meta:editing-cycles>
    <meta:generator>OpenOffice.org/3.2$Linux OpenOffice.org_project/320m12$Build-9483</meta:generator>
    <meta:document-statistic meta:table-count="1" meta:image-count="0" meta:object-count="0" meta:page-count="1" meta:paragraph-count="96" meta:word-count="171" meta:character-count="657"/>
  </office:meta>
</office:document-meta>
</file>